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cadami" svg:font-family="Acadami" style:font-pitch="variable"/>
    <style:font-face style:name="Briem Handwriting" svg:font-family="'Briem Handwritin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Briem Handwriting" fo:font-size="20pt" fo:font-style="italic" officeooo:paragraph-rsid="00048501" style:font-size-asian="20pt" style:font-style-asian="italic" style:font-size-complex="20pt" style:font-style-complex="italic"/>
    </style:style>
    <style:style style:name="P2" style:family="paragraph" style:parent-style-name="Standard">
      <style:text-properties fo:color="#000000" style:font-name="Briem Handwriting" fo:font-size="20pt" fo:font-style="normal" officeooo:paragraph-rsid="00048501" style:font-size-asian="20pt" style:font-style-asian="normal" style:font-size-complex="20pt" style:font-style-complex="normal"/>
    </style:style>
    <style:style style:name="P3" style:family="paragraph" style:parent-style-name="Standard">
      <style:paragraph-properties fo:margin-left="0cm" fo:margin-right="0cm" fo:margin-top="0cm" fo:margin-bottom="0.199cm" loext:contextual-spacing="false" fo:text-indent="-0.199cm" style:auto-text-indent="false">
        <style:tab-stops/>
      </style:paragraph-properties>
      <style:text-properties fo:color="#000000" style:font-name="Acadami" fo:font-size="16pt" fo:font-style="normal" officeooo:rsid="00048501" officeooo:paragraph-rsid="00048501" style:font-size-asian="16pt" style:font-style-asian="normal" style:font-size-complex="16pt" style:font-style-complex="normal"/>
    </style:style>
    <style:style style:name="P4" style:family="paragraph" style:parent-style-name="Standard">
      <style:paragraph-properties fo:margin-left="0cm" fo:margin-right="0cm" fo:margin-top="0cm" fo:margin-bottom="0.199cm" loext:contextual-spacing="false" fo:text-indent="-0.199cm" style:auto-text-indent="false">
        <style:tab-stops/>
      </style:paragraph-properties>
      <style:text-properties fo:color="#000000" style:font-name="Acadami" fo:font-size="16pt" fo:font-style="normal" officeooo:paragraph-rsid="00048501" style:font-size-asian="16pt" style:font-style-asian="normal" style:font-size-complex="16pt" style:font-style-complex="normal"/>
    </style:style>
    <style:style style:name="P5" style:family="paragraph" style:parent-style-name="Standard">
      <style:paragraph-properties fo:margin-left="0cm" fo:margin-right="0cm" fo:margin-top="0cm" fo:margin-bottom="0.199cm" loext:contextual-spacing="false" fo:text-indent="-0.199cm" style:auto-text-indent="false" fo:break-before="column">
        <style:tab-stops/>
      </style:paragraph-properties>
      <style:text-properties fo:color="#000000" style:font-name="Acadami" fo:font-size="16pt" fo:font-style="normal" officeooo:rsid="00048501" officeooo:paragraph-rsid="00048501" style:font-size-asian="16pt" style:font-style-asian="normal" style:font-size-complex="16pt" style:font-style-complex="normal"/>
    </style:style>
    <style:style style:name="P6" style:family="paragraph" style:parent-style-name="Heading_20_3">
      <style:text-properties fo:color="#000000" style:font-name="Briem Handwriting" fo:font-size="20pt" fo:font-style="normal" fo:font-weight="normal" officeooo:paragraph-rsid="00048501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Sanctus Petrus et Rusticus </text:h>
      <text:p text:style-name="P1">Asinus cuiusdam rustici <text:s text:c="35"/></text:p>
      <text:p text:style-name="P1"><text:s text:c="73"/></text:p>
      <text:p text:style-name="P1"><text:s text:c="68"/>in fimum cadit. <text:s text:c="19"/></text:p>
      <text:p text:style-name="P1"><text:s text:c="52"/></text:p>
      <text:p text:style-name="P1"><text:s text:c="47"/></text:p>
      <text:p text:style-name="P1">Rusticus supra herbam <text:s text:c="8"/></text:p>
      <text:p text:style-name="P1"><text:s text:c="47"/></text:p>
      <text:p text:style-name="P1"><text:s text:c="47"/></text:p>
      <text:p text:style-name="P1">discumbit, <text:s text:c="2"/>et clamat, <text:s text:c="26"/></text:p>
      <text:p text:style-name="P1"><text:s text:c="78"/></text:p>
      <text:p text:style-name="P1"><text:s text:c="47"/><text:line-break/>"Petre, succurre asino meo!" </text:p>
      <text:p text:style-name="P1"><text:s text:c="46"/></text:p>
      <text:p text:style-name="P1"><text:s text:c="46"/><text:line-break/>Petrus percutit rusticum, <text:s text:c="4"/></text:p>
      <text:p text:style-name="P1"><text:s text:c="46"/></text:p>
      <text:p text:style-name="P1"><text:s text:c="46"/><text:line-break/>et ei dicit, <text:s text:c="29"/></text:p>
      <text:p text:style-name="P1"><text:s text:c="46"/></text:p>
      <text:p text:style-name="P1"><text:s text:c="46"/><text:line-break/>"Surge, piger! <text:s text:c="5"/>Primo <text:s text:c="22"/></text:p>
      <text:p text:style-name="P1"><text:s text:c="46"/></text:p>
      <text:p text:style-name="P1"><text:s text:c="46"/><text:line-break/>asino tuo appone manum; <text:s text:c="13"/></text:p>
      <text:p text:style-name="P1"><text:s text:c="46"/></text:p>
      <text:p text:style-name="P1"><text:s text:c="48"/>tunc te adiuvabo." <text:s text:c="15"/></text:p>
      <text:p text:style-name="P1"><text:s text:c="47"/></text:p>
      <text:p text:style-name="P1"><text:s text:c="47"/></text:p>
      <text:p text:style-name="P2"/>
      <text:p text:style-name="P3"/>
      <text:p text:style-name="P5">Name: </text:p>
      <text:p text:style-name="P3">Date: </text:p>
      <text:p text:style-name="P4"/>
      <text:p text:style-name="P4">sanctus – holy, saint</text:p>
      <text:p text:style-name="P4">Petrus – Peter</text:p>
      <text:p text:style-name="P4">et – and</text:p>
      <text:p text:style-name="P4">rusticus – peasant, farmer</text:p>
      <text:p text:style-name="P4">asinus – donkey</text:p>
      <text:p text:style-name="P4">quidam – a certain, one, a</text:p>
      <text:p text:style-name="P4">in – in, into</text:p>
      <text:p text:style-name="P4">fimus – manure, dung</text:p>
      <text:p text:style-name="P4">cado – fall</text:p>
      <text:p text:style-name="P4">supra – over, on top of</text:p>
      <text:p text:style-name="P4">herba – grass</text:p>
      <text:p text:style-name="P4">discumbo – lie down, recline</text:p>
      <text:p text:style-name="P4">clamo – shout</text:p>
      <text:p text:style-name="P4">succurro – run to help, come to the aid of</text:p>
      <text:p text:style-name="P4">meus – my, mine</text:p>
      <text:p text:style-name="P4">percutio – strike, beat</text:p>
      <text:p text:style-name="P4">is – he/she/it</text:p>
      <text:p text:style-name="P4">dico – say, tell</text:p>
      <text:p text:style-name="P4">surgo – rise up, get up</text:p>
      <text:p text:style-name="P4">piger – lazy</text:p>
      <text:p text:style-name="P4">primo – first, in the first place</text:p>
      <text:p text:style-name="P4">appono – apply, put</text:p>
      <text:p text:style-name="P4">manus – hand</text:p>
      <text:p text:style-name="P4">tunc – then, at that time</text:p>
      <text:p text:style-name="P4">tu – you</text:p>
      <text:p text:style-name="P4">adiuvo – hel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cadami" svg:font-family="Acadami" style:font-pitch="variable"/>
    <style:font-face style:name="Briem Handwriting" svg:font-family="'Briem Handwritin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footnote-max-height="0cm">
        <style:columns fo:column-count="2">
          <style:column style:rel-width="5278*" fo:start-indent="0cm" fo:end-indent="0.55cm"/>
          <style:column style:rel-width="4360*" fo:start-indent="0.5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08:30:25.964337450</meta:creation-date>
    <meta:print-date>2015-11-16T08:54:04.961567879</meta:print-date>
    <dc:date>2015-11-16T09:54:21.337081783</dc:date>
    <meta:editing-duration>PT48M5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52" meta:word-count="123" meta:character-count="1939" meta:non-whitespace-character-count="618"/>
  </office:meta>
</office:document-meta>
</file>